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2" style:family="table-column">
      <style:table-column-properties fo:break-before="auto" style:column-width="1.1543in"/>
    </style:style>
    <style:style style:name="co13" style:family="table-column">
      <style:table-column-properties fo:break-before="auto" style:column-width="0.6161in"/>
    </style:style>
    <style:style style:name="co3" style:family="table-column">
      <style:table-column-properties fo:break-before="auto" style:column-width="1.122in"/>
    </style:style>
    <style:style style:name="co4" style:family="table-column">
      <style:table-column-properties fo:break-before="auto" style:column-width="1.3374in"/>
    </style:style>
    <style:style style:name="co5" style:family="table-column">
      <style:table-column-properties fo:break-before="auto" style:column-width="0.7992in"/>
    </style:style>
    <style:style style:name="co6" style:family="table-column">
      <style:table-column-properties fo:break-before="auto" style:column-width="1.0146in"/>
    </style:style>
    <style:style style:name="co7" style:family="table-column">
      <style:table-column-properties fo:break-before="auto" style:column-width="1.1756in"/>
    </style:style>
    <style:style style:name="co8" style:family="table-column">
      <style:table-column-properties fo:break-before="auto" style:column-width="1.3909in"/>
    </style:style>
    <style:style style:name="co9" style:family="table-column">
      <style:table-column-properties fo:break-before="auto" style:column-width="1.2299in"/>
    </style:style>
    <style:style style:name="co14" style:family="table-column">
      <style:table-column-properties fo:break-before="auto" style:column-width="0.8425in"/>
    </style:style>
    <style:style style:name="co11" style:family="table-column">
      <style:table-column-properties fo:break-before="auto" style:column-width="1.0575in"/>
    </style:style>
    <style:style style:name="co10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3665in"/>
    </style:style>
    <style:style style:name="co17" style:family="table-column">
      <style:table-column-properties fo:break-before="auto" style:column-width="0.4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Comparison</text:p>
          </table:table-cell>
          <table:table-cell office:value-type="string">
            <text:p>Seed</text:p>
          </table:table-cell>
          <table:table-cell office:value-type="string">
            <text:p>Perceptron Test</text:p>
          </table:table-cell>
          <table:table-cell office:value-type="string">
            <text:p>Perceptron Training</text:p>
          </table:table-cell>
          <table:table-cell office:value-type="string">
            <text:p>Ridge Test</text:p>
          </table:table-cell>
          <table:table-cell office:value-type="string">
            <text:p>Ridge Training</text:p>
          </table:table-cell>
          <table:table-cell office:value-type="string">
            <text:p>Streamwise Test</text:p>
          </table:table-cell>
          <table:table-cell office:value-type="string">
            <text:p>Streamwise Training</text:p>
          </table:table-cell>
          <table:table-cell office:value-type="string">
            <text:p>Stepwise Test</text:p>
          </table:table-cell>
          <table:table-cell office:value-type="string">
            <text:p>Stepwise Training</text:p>
          </table:table-cell>
          <table:table-cell office:value-type="string">
            <text:p>Bayes Test</text:p>
          </table:table-cell>
          <table:table-cell office:value-type="string">
            <text:p>Bayes Training</text:p>
          </table:table-cell>
        </table:table-row>
        <table:table-row table:style-name="ro1">
          <table:table-cell office:value-type="string">
            <text:p>bb/hockey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office:value-type="float" office:value="134">
            <text:p>134</text:p>
          </table:table-cell>
          <table:table-cell office:value-type="float" office:value="69">
            <text:p>69</text:p>
          </table:table-cell>
          <table:table-cell office:value-type="float" office:value="211">
            <text:p>211</text:p>
          </table:table-cell>
          <table:table-cell office:value-type="float" office:value="58">
            <text:p>58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string">
            <text:p>bb/hockey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18">
            <text:p>118</text:p>
          </table:table-cell>
          <table:table-cell office:value-type="float" office:value="57">
            <text:p>57</text:p>
          </table:table-cell>
          <table:table-cell office:value-type="float" office:value="203">
            <text:p>203</text:p>
          </table:table-cell>
          <table:table-cell office:value-type="float" office:value="49">
            <text:p>49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string">
            <text:p>bb/hockey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float" office:value="71">
            <text:p>71</text:p>
          </table:table-cell>
          <table:table-cell office:value-type="float" office:value="123">
            <text:p>123</text:p>
          </table:table-cell>
          <table:table-cell office:value-type="float" office:value="63">
            <text:p>63</text:p>
          </table:table-cell>
          <table:table-cell office:value-type="float" office:value="196">
            <text:p>196</text:p>
          </table:table-cell>
          <table:table-cell office:value-type="float" office:value="46">
            <text:p>46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string">
            <text:p>bb/hockey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16">
            <text:p>16</text:p>
          </table:table-cell>
          <table:table-cell office:value-type="float" office:value="98">
            <text:p>98</text:p>
          </table:table-cell>
          <table:table-cell office:value-type="float" office:value="162">
            <text:p>162</text:p>
          </table:table-cell>
          <table:table-cell office:value-type="float" office:value="52">
            <text:p>52</text:p>
          </table:table-cell>
          <table:table-cell office:value-type="float" office:value="214">
            <text:p>214</text:p>
          </table:table-cell>
          <table:table-cell office:value-type="float" office:value="53">
            <text:p>53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string">
            <text:p>bb/hockey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73">
            <text:p>73</text:p>
          </table:table-cell>
          <table:table-cell office:value-type="float" office:value="17">
            <text:p>17</text:p>
          </table:table-cell>
          <table:table-cell office:value-type="float" office:value="108">
            <text:p>108</text:p>
          </table:table-cell>
          <table:table-cell office:value-type="float" office:value="185">
            <text:p>185</text:p>
          </table:table-cell>
          <table:table-cell office:value-type="float" office:value="62">
            <text:p>62</text:p>
          </table:table-cell>
          <table:table-cell office:value-type="float" office:value="205">
            <text:p>205</text:p>
          </table:table-cell>
          <table:table-cell office:value-type="float" office:value="60">
            <text:p>60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string">
            <text:p>PC vs Mac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float" office:value="104">
            <text:p>104</text:p>
          </table:table-cell>
          <table:table-cell office:value-type="float" office:value="25">
            <text:p>25</text:p>
          </table:table-cell>
          <table:table-cell office:value-type="float" office:value="103">
            <text:p>103</text:p>
          </table:table-cell>
          <table:table-cell office:value-type="float" office:value="148">
            <text:p>148</text:p>
          </table:table-cell>
          <table:table-cell office:value-type="float" office:value="71">
            <text:p>71</text:p>
          </table:table-cell>
          <table:table-cell office:value-type="float" office:value="253">
            <text:p>253</text:p>
          </table:table-cell>
          <table:table-cell office:value-type="float" office:value="91">
            <text:p>91</text:p>
          </table:table-cell>
          <table:table-cell office:value-type="float" office:value="328">
            <text:p>328</text:p>
          </table:table-cell>
        </table:table-row>
        <table:table-row table:style-name="ro1">
          <table:table-cell office:value-type="string">
            <text:p>PC vs Mac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office:value-type="float" office:value="84">
            <text:p>84</text:p>
          </table:table-cell>
          <table:table-cell office:value-type="float" office:value="24">
            <text:p>24</text:p>
          </table:table-cell>
          <table:table-cell office:value-type="float" office:value="99">
            <text:p>99</text:p>
          </table:table-cell>
          <table:table-cell office:value-type="float" office:value="156">
            <text:p>156</text:p>
          </table:table-cell>
          <table:table-cell office:value-type="float" office:value="75">
            <text:p>75</text:p>
          </table:table-cell>
          <table:table-cell office:value-type="float" office:value="246">
            <text:p>246</text:p>
          </table:table-cell>
          <table:table-cell office:value-type="float" office:value="101">
            <text:p>101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 office:value-type="string">
            <text:p>PC vs Mac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float" office:value="6">
            <text:p>6</text:p>
          </table:table-cell>
          <table:table-cell office:value-type="float" office:value="82">
            <text:p>82</text:p>
          </table:table-cell>
          <table:table-cell office:value-type="float" office:value="31">
            <text:p>31</text:p>
          </table:table-cell>
          <table:table-cell office:value-type="float" office:value="87">
            <text:p>87</text:p>
          </table:table-cell>
          <table:table-cell office:value-type="float" office:value="145">
            <text:p>145</text:p>
          </table:table-cell>
          <table:table-cell office:value-type="float" office:value="80">
            <text:p>80</text:p>
          </table:table-cell>
          <table:table-cell office:value-type="float" office:value="240">
            <text:p>240</text:p>
          </table:table-cell>
          <table:table-cell office:value-type="float" office:value="96">
            <text:p>96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PC vs Mac</text:p>
          </table:table-cell>
          <table:table-cell office:value-type="float" office:value="4">
            <text:p>4</text:p>
          </table:table-cell>
          <table:table-cell office:value-type="float" office:value="74">
            <text:p>74</text:p>
          </table:table-cell>
          <table:table-cell office:value-type="float" office:value="5">
            <text:p>5</text:p>
          </table:table-cell>
          <table:table-cell office:value-type="float" office:value="101">
            <text:p>101</text:p>
          </table:table-cell>
          <table:table-cell office:value-type="float" office:value="21">
            <text:p>21</text:p>
          </table:table-cell>
          <table:table-cell office:value-type="float" office:value="106">
            <text:p>106</text:p>
          </table:table-cell>
          <table:table-cell office:value-type="float" office:value="184">
            <text:p>184</text:p>
          </table:table-cell>
          <table:table-cell office:value-type="float" office:value="80">
            <text:p>80</text:p>
          </table:table-cell>
          <table:table-cell office:value-type="float" office:value="242">
            <text:p>242</text:p>
          </table:table-cell>
          <table:table-cell office:value-type="float" office:value="114">
            <text:p>114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office:value-type="string">
            <text:p>PC vs Mac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8">
            <text:p>8</text:p>
          </table:table-cell>
          <table:table-cell office:value-type="float" office:value="88">
            <text:p>88</text:p>
          </table:table-cell>
          <table:table-cell office:value-type="float" office:value="26">
            <text:p>26</text:p>
          </table:table-cell>
          <table:table-cell office:value-type="float" office:value="102">
            <text:p>102</text:p>
          </table:table-cell>
          <table:table-cell office:value-type="float" office:value="153">
            <text:p>153</text:p>
          </table:table-cell>
          <table:table-cell office:value-type="float" office:value="69">
            <text:p>69</text:p>
          </table:table-cell>
          <table:table-cell office:value-type="float" office:value="269">
            <text:p>269</text:p>
          </table:table-cell>
          <table:table-cell office:value-type="float" office:value="101">
            <text:p>101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string">
            <text:p>PC vs Basebal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59">
            <text:p>59</text:p>
          </table:table-cell>
          <table:table-cell office:value-type="float" office:value="80">
            <text:p>80</text:p>
          </table:table-cell>
          <table:table-cell office:value-type="float" office:value="55">
            <text:p>55</text:p>
          </table:table-cell>
          <table:table-cell office:value-type="float" office:value="162">
            <text:p>162</text:p>
          </table:table-cell>
          <table:table-cell office:value-type="float" office:value="54">
            <text:p>54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string">
            <text:p>PC vs Baseball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office:value-type="float" office:value="79">
            <text:p>79</text:p>
          </table:table-cell>
          <table:table-cell office:value-type="float" office:value="49">
            <text:p>49</text:p>
          </table:table-cell>
          <table:table-cell office:value-type="float" office:value="167">
            <text:p>167</text:p>
          </table:table-cell>
          <table:table-cell office:value-type="float" office:value="52">
            <text:p>52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string">
            <text:p>PC vs Baseball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152">
            <text:p>152</text:p>
          </table:table-cell>
          <table:table-cell office:value-type="float" office:value="67">
            <text:p>67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string">
            <text:p>PC vs Baseball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  <table:table-cell office:value-type="float" office:value="84">
            <text:p>84</text:p>
          </table:table-cell>
          <table:table-cell office:value-type="float" office:value="59">
            <text:p>59</text:p>
          </table:table-cell>
          <table:table-cell office:value-type="float" office:value="153">
            <text:p>153</text:p>
          </table:table-cell>
          <table:table-cell office:value-type="float" office:value="65">
            <text:p>65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string">
            <text:p>PC vs Baseball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57">
            <text:p>57</text:p>
          </table:table-cell>
          <table:table-cell office:value-type="float" office:value="166">
            <text:p>166</text:p>
          </table:table-cell>
          <table:table-cell office:value-type="float" office:value="58">
            <text:p>58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Averages:</text:p>
          </table:table-cell>
          <table:table-cell table:number-columns-repeated="11"/>
        </table:table-row>
        <table:table-row table:style-name="ro1">
          <table:table-cell office:value-type="string">
            <text:p>Baseball vs. Hockey</text:p>
          </table:table-cell>
          <table:table-cell/>
          <table:table-cell table:formula="of:=AVERAGE([.C2:.C6])" office:value-type="float" office:value="37.8">
            <text:p>37.8</text:p>
          </table:table-cell>
          <table:table-cell table:formula="of:=AVERAGE([.D2:.D6])" office:value-type="float" office:value="6.4">
            <text:p>6.4</text:p>
          </table:table-cell>
          <table:table-cell table:formula="of:=AVERAGE([.E2:.E6])" office:value-type="float" office:value="69">
            <text:p>69</text:p>
          </table:table-cell>
          <table:table-cell table:formula="of:=AVERAGE([.F2:.F6])" office:value-type="float" office:value="18.8">
            <text:p>18.8</text:p>
          </table:table-cell>
          <table:table-cell table:formula="of:=AVERAGE([.G2:.G6])" office:value-type="float" office:value="70.6">
            <text:p>70.6</text:p>
          </table:table-cell>
          <table:table-cell table:formula="of:=AVERAGE([.H2:.H6])" office:value-type="float" office:value="144.4">
            <text:p>144.4</text:p>
          </table:table-cell>
          <table:table-cell table:formula="of:=AVERAGE([.I2:.I6])" office:value-type="float" office:value="60.6">
            <text:p>60.6</text:p>
          </table:table-cell>
          <table:table-cell table:formula="of:=AVERAGE([.J2:.J6])" office:value-type="float" office:value="205.8">
            <text:p>205.8</text:p>
          </table:table-cell>
          <table:table-cell table:formula="of:=AVERAGE([.K2:.K6])" office:value-type="float" office:value="53.2">
            <text:p>53.2</text:p>
          </table:table-cell>
          <table:table-cell table:formula="of:=AVERAGE([.L2:.L6])" office:value-type="float" office:value="173.4">
            <text:p>173.4</text:p>
          </table:table-cell>
        </table:table-row>
        <table:table-row table:style-name="ro1">
          <table:table-cell office:value-type="string">
            <text:p>PC vs Mac</text:p>
          </table:table-cell>
          <table:table-cell/>
          <table:table-cell table:formula="of:=AVERAGE([.C7:.C11])" office:value-type="float" office:value="65.4">
            <text:p>65.4</text:p>
          </table:table-cell>
          <table:table-cell table:formula="of:=AVERAGE([.D7:.D11])" office:value-type="float" office:value="6.4">
            <text:p>6.4</text:p>
          </table:table-cell>
          <table:table-cell table:formula="of:=AVERAGE([.E7:.E11])" office:value-type="float" office:value="91.8">
            <text:p>91.8</text:p>
          </table:table-cell>
          <table:table-cell table:formula="of:=AVERAGE([.F7:.F11])" office:value-type="float" office:value="25.4">
            <text:p>25.4</text:p>
          </table:table-cell>
          <table:table-cell table:formula="of:=AVERAGE([.G7:.G11])" office:value-type="float" office:value="99.4">
            <text:p>99.4</text:p>
          </table:table-cell>
          <table:table-cell table:formula="of:=AVERAGE([.H7:.H11])" office:value-type="float" office:value="157.2">
            <text:p>157.2</text:p>
          </table:table-cell>
          <table:table-cell table:formula="of:=AVERAGE([.I7:.I11])" office:value-type="float" office:value="75">
            <text:p>75</text:p>
          </table:table-cell>
          <table:table-cell table:formula="of:=AVERAGE([.J7:.J11])" office:value-type="float" office:value="250">
            <text:p>250</text:p>
          </table:table-cell>
          <table:table-cell table:formula="of:=AVERAGE([.K7:.K11])" office:value-type="float" office:value="100.6">
            <text:p>100.6</text:p>
          </table:table-cell>
          <table:table-cell table:formula="of:=AVERAGE([.L7:.L11])" office:value-type="float" office:value="317">
            <text:p>317</text:p>
          </table:table-cell>
        </table:table-row>
        <table:table-row table:style-name="ro1">
          <table:table-cell office:value-type="string">
            <text:p>PC vs Baseball</text:p>
          </table:table-cell>
          <table:table-cell/>
          <table:table-cell table:formula="of:=AVERAGE([.C12:.C16])" office:value-type="float" office:value="14.8">
            <text:p>14.8</text:p>
          </table:table-cell>
          <table:table-cell table:formula="of:=AVERAGE([.D12:.D16])" office:value-type="float" office:value="4.4">
            <text:p>4.4</text:p>
          </table:table-cell>
          <table:table-cell table:formula="of:=AVERAGE([.E12:.E16])" office:value-type="float" office:value="46.4">
            <text:p>46.4</text:p>
          </table:table-cell>
          <table:table-cell table:formula="of:=AVERAGE([.F12:.F16])" office:value-type="float" office:value="10.8">
            <text:p>10.8</text:p>
          </table:table-cell>
          <table:table-cell table:formula="of:=AVERAGE([.G12:.G16])" office:value-type="float" office:value="54">
            <text:p>54</text:p>
          </table:table-cell>
          <table:table-cell table:formula="of:=AVERAGE([.H12:.H16])" office:value-type="float" office:value="79.2">
            <text:p>79.2</text:p>
          </table:table-cell>
          <table:table-cell table:formula="of:=AVERAGE([.I12:.I16])" office:value-type="float" office:value="56.4">
            <text:p>56.4</text:p>
          </table:table-cell>
          <table:table-cell table:formula="of:=AVERAGE([.J12:.J16])" office:value-type="float" office:value="160">
            <text:p>160</text:p>
          </table:table-cell>
          <table:table-cell table:formula="of:=AVERAGE([.K12:.K16])" office:value-type="float" office:value="59.2">
            <text:p>59.2</text:p>
          </table:table-cell>
          <table:table-cell table:formula="of:=AVERAGE([.L12:.L16])" office:value-type="float" office:value="177.8">
            <text:p>177.8</text:p>
          </table:table-cell>
        </table:table-row>
      </table:table>
      <table:table table:name="Sheet2" table:style-name="ta1"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office:value-type="string">
            <text:p>Comparison</text:p>
          </table:table-cell>
          <table:table-cell office:value-type="string">
            <text:p>Lambda</text:p>
          </table:table-cell>
          <table:table-cell office:value-type="string">
            <text:p>Perceptron Test</text:p>
          </table:table-cell>
          <table:table-cell office:value-type="string">
            <text:p>Perceptron Training</text:p>
          </table:table-cell>
          <table:table-cell office:value-type="string">
            <text:p>Ridge Test</text:p>
          </table:table-cell>
          <table:table-cell office:value-type="string">
            <text:p>Ridge Training</text:p>
          </table:table-cell>
          <table:table-cell office:value-type="string">
            <text:p>Streamwise Test</text:p>
          </table:table-cell>
          <table:table-cell office:value-type="string">
            <text:p>Streamwise Training</text:p>
          </table:table-cell>
          <table:table-cell office:value-type="string">
            <text:p>Stepwise Test</text:p>
          </table:table-cell>
          <table:table-cell office:value-type="string">
            <text:p>Stepwise Training</text:p>
          </table:table-cell>
          <table:table-cell office:value-type="string">
            <text:p>Bayes Test</text:p>
          </table:table-cell>
          <table:table-cell office:value-type="string">
            <text:p>Bayes Training</text:p>
          </table:table-cell>
        </table:table-row>
        <table:table-row table:style-name="ro1">
          <table:table-cell office:value-type="string">
            <text:p>Hockey-baseball</text:p>
          </table:table-cell>
          <table:table-cell office:value-type="float" office:value="0.3">
            <text:p>0.3</text:p>
          </table:table-cell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office:value-type="float" office:value="88">
            <text:p>88</text:p>
          </table:table-cell>
          <table:table-cell office:value-type="float" office:value="69">
            <text:p>69</text:p>
          </table:table-cell>
          <table:table-cell office:value-type="float" office:value="127">
            <text:p>127</text:p>
          </table:table-cell>
          <table:table-cell office:value-type="float" office:value="65">
            <text:p>65</text:p>
          </table:table-cell>
          <table:table-cell office:value-type="float" office:value="228">
            <text:p>228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string">
            <text:p>Hockey-baseball</text:p>
          </table:table-cell>
          <table:table-cell office:value-type="float" office:value="0.5">
            <text:p>0.5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office:value-type="float" office:value="90">
            <text:p>90</text:p>
          </table:table-cell>
          <table:table-cell office:value-type="float" office:value="69">
            <text:p>69</text:p>
          </table:table-cell>
          <table:table-cell office:value-type="float" office:value="135">
            <text:p>135</text:p>
          </table:table-cell>
          <table:table-cell office:value-type="float" office:value="65">
            <text:p>65</text:p>
          </table:table-cell>
          <table:table-cell office:value-type="float" office:value="228">
            <text:p>228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string">
            <text:p>Hockey-baseball</text:p>
          </table:table-cell>
          <table:table-cell office:value-type="float" office:value="0.7">
            <text:p>0.7</text:p>
          </table:table-cell>
          <table:table-cell office:value-type="float" office:value="51">
            <text:p>51</text:p>
          </table:table-cell>
          <table:table-cell office:value-type="float" office:value="8">
            <text:p>8</text:p>
          </table:table-cell>
          <table:table-cell office:value-type="float" office:value="53">
            <text:p>53</text:p>
          </table:table-cell>
          <table:table-cell office:value-type="float" office:value="90">
            <text:p>90</text:p>
          </table:table-cell>
          <table:table-cell office:value-type="float" office:value="58">
            <text:p>58</text:p>
          </table:table-cell>
          <table:table-cell office:value-type="float" office:value="135">
            <text:p>135</text:p>
          </table:table-cell>
          <table:table-cell office:value-type="float" office:value="65">
            <text:p>65</text:p>
          </table:table-cell>
          <table:table-cell office:value-type="float" office:value="228">
            <text:p>228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string">
            <text:p>Hockey-baseball</text:p>
          </table:table-cell>
          <table:table-cell office:value-type="float" office:value="0.9">
            <text:p>0.9</text:p>
          </table:table-cell>
          <table:table-cell office:value-type="float" office:value="52">
            <text:p>52</text:p>
          </table:table-cell>
          <table:table-cell office:value-type="float" office:value="7">
            <text:p>7</text:p>
          </table:table-cell>
          <table:table-cell office:value-type="float" office:value="53">
            <text:p>53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228">
            <text:p>228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string">
            <text:p>Hockey-baseball</text:p>
          </table:table-cell>
          <table:table-cell office:value-type="float" office:value="1.1">
            <text:p>1.1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float" office:value="90">
            <text:p>90</text:p>
          </table:table-cell>
          <table:table-cell office:value-type="float" office:value="55">
            <text:p>55</text:p>
          </table:table-cell>
          <table:table-cell office:value-type="float" office:value="127">
            <text:p>127</text:p>
          </table:table-cell>
          <table:table-cell office:value-type="float" office:value="65">
            <text:p>65</text:p>
          </table:table-cell>
          <table:table-cell office:value-type="float" office:value="228">
            <text:p>228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string">
            <text:p>Hockey-baseball</text:p>
          </table:table-cell>
          <table:table-cell office:value-type="float" office:value="1.3">
            <text:p>1.3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float" office:value="89">
            <text:p>89</text:p>
          </table:table-cell>
          <table:table-cell office:value-type="float" office:value="57">
            <text:p>57</text:p>
          </table:table-cell>
          <table:table-cell office:value-type="float" office:value="109">
            <text:p>109</text:p>
          </table:table-cell>
          <table:table-cell office:value-type="float" office:value="66">
            <text:p>66</text:p>
          </table:table-cell>
          <table:table-cell office:value-type="float" office:value="226">
            <text:p>226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string">
            <text:p>Hockey-baseball</text:p>
          </table:table-cell>
          <table:table-cell office:value-type="float" office:value="1.5">
            <text:p>1.5</text:p>
          </table:table-cell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office:value-type="float" office:value="89">
            <text:p>89</text:p>
          </table:table-cell>
          <table:table-cell office:value-type="float" office:value="62">
            <text:p>62</text:p>
          </table:table-cell>
          <table:table-cell office:value-type="float" office:value="135">
            <text:p>135</text:p>
          </table:table-cell>
          <table:table-cell office:value-type="float" office:value="66">
            <text:p>66</text:p>
          </table:table-cell>
          <table:table-cell office:value-type="float" office:value="226">
            <text:p>226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Hockey-baseball</text:p>
          </table:table-cell>
          <table:table-cell office:value-type="float" office:value="0.3">
            <text:p>0.3</text:p>
          </table:table-cell>
          <table:table-cell table:formula="of:=[.C2]/399" office:value-type="float" office:value="0.117794486215539">
            <text:p>0.1177944862</text:p>
          </table:table-cell>
          <table:table-cell table:formula="of:=[.D2]/1593" office:value-type="float" office:value="0.00376647834274953">
            <text:p>0.0037664783</text:p>
          </table:table-cell>
          <table:table-cell table:formula="of:=[.E2]/399" office:value-type="float" office:value="0.130325814536341">
            <text:p>0.1303258145</text:p>
          </table:table-cell>
          <table:table-cell table:formula="of:=[.F2]/1593" office:value-type="float" office:value="0.0552416823603264">
            <text:p>0.0552416824</text:p>
          </table:table-cell>
          <table:table-cell table:formula="of:=[.G2]/399" office:value-type="float" office:value="0.172932330827068">
            <text:p>0.1729323308</text:p>
          </table:table-cell>
          <table:table-cell table:formula="of:=[.H2]/1593" office:value-type="float" office:value="0.0797237915881984">
            <text:p>0.0797237916</text:p>
          </table:table-cell>
          <table:table-cell table:formula="of:=[.I2]/399" office:value-type="float" office:value="0.162907268170426">
            <text:p>0.1629072682</text:p>
          </table:table-cell>
          <table:table-cell table:formula="of:=[.J2]/1593" office:value-type="float" office:value="0.143126177024482">
            <text:p>0.143126177</text:p>
          </table:table-cell>
          <table:table-cell table:formula="of:=[.K2]/399" office:value-type="float" office:value="0.25062656641604">
            <text:p>0.2506265664</text:p>
          </table:table-cell>
          <table:table-cell/>
        </table:table-row>
        <table:table-row table:style-name="ro1">
          <table:table-cell office:value-type="string">
            <text:p>Hockey-baseball</text:p>
          </table:table-cell>
          <table:table-cell office:value-type="float" office:value="0.5">
            <text:p>0.5</text:p>
          </table:table-cell>
          <table:table-cell table:formula="of:=[.C3]/399" office:value-type="float" office:value="0.12280701754386">
            <text:p>0.1228070175</text:p>
          </table:table-cell>
          <table:table-cell table:formula="of:=[.D3]/1593" office:value-type="float" office:value="0.00439422473320778">
            <text:p>0.0043942247</text:p>
          </table:table-cell>
          <table:table-cell table:formula="of:=[.E3]/399" office:value-type="float" office:value="0.135338345864662">
            <text:p>0.1353383459</text:p>
          </table:table-cell>
          <table:table-cell table:formula="of:=[.F3]/1593" office:value-type="float" office:value="0.0564971751412429">
            <text:p>0.0564971751</text:p>
          </table:table-cell>
          <table:table-cell table:formula="of:=[.G3]/399" office:value-type="float" office:value="0.172932330827068">
            <text:p>0.1729323308</text:p>
          </table:table-cell>
          <table:table-cell table:formula="of:=[.H3]/1593" office:value-type="float" office:value="0.0847457627118644">
            <text:p>0.0847457627</text:p>
          </table:table-cell>
          <table:table-cell table:formula="of:=[.I3]/399" office:value-type="float" office:value="0.162907268170426">
            <text:p>0.1629072682</text:p>
          </table:table-cell>
          <table:table-cell table:formula="of:=[.J3]/1593" office:value-type="float" office:value="0.143126177024482">
            <text:p>0.143126177</text:p>
          </table:table-cell>
          <table:table-cell table:formula="of:=[.K3]/399" office:value-type="float" office:value="0.25062656641604">
            <text:p>0.2506265664</text:p>
          </table:table-cell>
          <table:table-cell/>
        </table:table-row>
        <table:table-row table:style-name="ro1">
          <table:table-cell office:value-type="string">
            <text:p>Hockey-baseball</text:p>
          </table:table-cell>
          <table:table-cell office:value-type="float" office:value="0.7">
            <text:p>0.7</text:p>
          </table:table-cell>
          <table:table-cell table:formula="of:=[.C4]/399" office:value-type="float" office:value="0.12781954887218">
            <text:p>0.1278195489</text:p>
          </table:table-cell>
          <table:table-cell table:formula="of:=[.D4]/1593" office:value-type="float" office:value="0.00502197112366604">
            <text:p>0.0050219711</text:p>
          </table:table-cell>
          <table:table-cell table:formula="of:=[.E4]/399" office:value-type="float" office:value="0.132832080200501">
            <text:p>0.1328320802</text:p>
          </table:table-cell>
          <table:table-cell table:formula="of:=[.F4]/1593" office:value-type="float" office:value="0.0564971751412429">
            <text:p>0.0564971751</text:p>
          </table:table-cell>
          <table:table-cell table:formula="of:=[.G4]/399" office:value-type="float" office:value="0.145363408521303">
            <text:p>0.1453634085</text:p>
          </table:table-cell>
          <table:table-cell table:formula="of:=[.H4]/1593" office:value-type="float" office:value="0.0847457627118644">
            <text:p>0.0847457627</text:p>
          </table:table-cell>
          <table:table-cell table:formula="of:=[.I4]/399" office:value-type="float" office:value="0.162907268170426">
            <text:p>0.1629072682</text:p>
          </table:table-cell>
          <table:table-cell table:formula="of:=[.J4]/1593" office:value-type="float" office:value="0.143126177024482">
            <text:p>0.143126177</text:p>
          </table:table-cell>
          <table:table-cell table:formula="of:=[.K4]/399" office:value-type="float" office:value="0.25062656641604">
            <text:p>0.2506265664</text:p>
          </table:table-cell>
          <table:table-cell/>
        </table:table-row>
        <table:table-row table:style-name="ro1">
          <table:table-cell office:value-type="string">
            <text:p>Hockey-baseball</text:p>
          </table:table-cell>
          <table:table-cell office:value-type="float" office:value="0.9">
            <text:p>0.9</text:p>
          </table:table-cell>
          <table:table-cell table:formula="of:=[.C5]/399" office:value-type="float" office:value="0.130325814536341">
            <text:p>0.1303258145</text:p>
          </table:table-cell>
          <table:table-cell table:formula="of:=[.D5]/1593" office:value-type="float" office:value="0.00439422473320778">
            <text:p>0.0043942247</text:p>
          </table:table-cell>
          <table:table-cell table:formula="of:=[.E5]/399" office:value-type="float" office:value="0.132832080200501">
            <text:p>0.1328320802</text:p>
          </table:table-cell>
          <table:table-cell table:formula="of:=[.F5]/1593" office:value-type="float" office:value="0.0564971751412429">
            <text:p>0.0564971751</text:p>
          </table:table-cell>
          <table:table-cell table:formula="of:=[.G5]/399" office:value-type="float" office:value="0.170426065162907">
            <text:p>0.1704260652</text:p>
          </table:table-cell>
          <table:table-cell table:formula="of:=[.H5]/1593" office:value-type="float" office:value="0.0564971751412429">
            <text:p>0.0564971751</text:p>
          </table:table-cell>
          <table:table-cell table:formula="of:=[.I5]/399" office:value-type="float" office:value="0.162907268170426">
            <text:p>0.1629072682</text:p>
          </table:table-cell>
          <table:table-cell table:formula="of:=[.J5]/1593" office:value-type="float" office:value="0.143126177024482">
            <text:p>0.143126177</text:p>
          </table:table-cell>
          <table:table-cell table:formula="of:=[.K5]/399" office:value-type="float" office:value="0.25062656641604">
            <text:p>0.2506265664</text:p>
          </table:table-cell>
          <table:table-cell/>
        </table:table-row>
        <table:table-row table:style-name="ro1">
          <table:table-cell office:value-type="string">
            <text:p>Hockey-baseball</text:p>
          </table:table-cell>
          <table:table-cell office:value-type="float" office:value="1.1">
            <text:p>1.1</text:p>
          </table:table-cell>
          <table:table-cell table:formula="of:=[.C6]/399" office:value-type="float" office:value="0.12280701754386">
            <text:p>0.1228070175</text:p>
          </table:table-cell>
          <table:table-cell table:formula="of:=[.D6]/1593" office:value-type="float" office:value="0.00439422473320778">
            <text:p>0.0043942247</text:p>
          </table:table-cell>
          <table:table-cell table:formula="of:=[.E6]/399" office:value-type="float" office:value="0.130325814536341">
            <text:p>0.1303258145</text:p>
          </table:table-cell>
          <table:table-cell table:formula="of:=[.F6]/1593" office:value-type="float" office:value="0.0564971751412429">
            <text:p>0.0564971751</text:p>
          </table:table-cell>
          <table:table-cell table:formula="of:=[.G6]/399" office:value-type="float" office:value="0.137844611528822">
            <text:p>0.1378446115</text:p>
          </table:table-cell>
          <table:table-cell table:formula="of:=[.H6]/1593" office:value-type="float" office:value="0.0797237915881984">
            <text:p>0.0797237916</text:p>
          </table:table-cell>
          <table:table-cell table:formula="of:=[.I6]/399" office:value-type="float" office:value="0.162907268170426">
            <text:p>0.1629072682</text:p>
          </table:table-cell>
          <table:table-cell table:formula="of:=[.J6]/1593" office:value-type="float" office:value="0.143126177024482">
            <text:p>0.143126177</text:p>
          </table:table-cell>
          <table:table-cell table:formula="of:=[.K6]/399" office:value-type="float" office:value="0.25062656641604">
            <text:p>0.2506265664</text:p>
          </table:table-cell>
          <table:table-cell/>
        </table:table-row>
        <table:table-row table:style-name="ro1">
          <table:table-cell office:value-type="string">
            <text:p>Hockey-baseball</text:p>
          </table:table-cell>
          <table:table-cell office:value-type="float" office:value="1.3">
            <text:p>1.3</text:p>
          </table:table-cell>
          <table:table-cell table:formula="of:=[.C7]/399" office:value-type="float" office:value="0.12280701754386">
            <text:p>0.1228070175</text:p>
          </table:table-cell>
          <table:table-cell table:formula="of:=[.D7]/1593" office:value-type="float" office:value="0.00439422473320778">
            <text:p>0.0043942247</text:p>
          </table:table-cell>
          <table:table-cell table:formula="of:=[.E7]/399" office:value-type="float" office:value="0.130325814536341">
            <text:p>0.1303258145</text:p>
          </table:table-cell>
          <table:table-cell table:formula="of:=[.F7]/1593" office:value-type="float" office:value="0.0558694287507847">
            <text:p>0.0558694288</text:p>
          </table:table-cell>
          <table:table-cell table:formula="of:=[.G7]/399" office:value-type="float" office:value="0.142857142857143">
            <text:p>0.1428571429</text:p>
          </table:table-cell>
          <table:table-cell table:formula="of:=[.H7]/1593" office:value-type="float" office:value="0.0684243565599498">
            <text:p>0.0684243566</text:p>
          </table:table-cell>
          <table:table-cell table:formula="of:=[.I7]/399" office:value-type="float" office:value="0.165413533834586">
            <text:p>0.1654135338</text:p>
          </table:table-cell>
          <table:table-cell table:formula="of:=[.J7]/1593" office:value-type="float" office:value="0.141870684243566">
            <text:p>0.1418706842</text:p>
          </table:table-cell>
          <table:table-cell table:formula="of:=[.K7]/399" office:value-type="float" office:value="0.25062656641604">
            <text:p>0.2506265664</text:p>
          </table:table-cell>
          <table:table-cell/>
        </table:table-row>
        <table:table-row table:style-name="ro1">
          <table:table-cell office:value-type="string">
            <text:p>Hockey-baseball</text:p>
          </table:table-cell>
          <table:table-cell office:value-type="float" office:value="1.5">
            <text:p>1.5</text:p>
          </table:table-cell>
          <table:table-cell table:formula="of:=[.C8]/399" office:value-type="float" office:value="0.12781954887218">
            <text:p>0.1278195489</text:p>
          </table:table-cell>
          <table:table-cell table:formula="of:=[.D8]/1593" office:value-type="float" office:value="0.00376647834274953">
            <text:p>0.0037664783</text:p>
          </table:table-cell>
          <table:table-cell table:formula="of:=[.E8]/399" office:value-type="float" office:value="0.130325814536341">
            <text:p>0.1303258145</text:p>
          </table:table-cell>
          <table:table-cell table:formula="of:=[.F8]/1593" office:value-type="float" office:value="0.0558694287507847">
            <text:p>0.0558694288</text:p>
          </table:table-cell>
          <table:table-cell table:formula="of:=[.G8]/399" office:value-type="float" office:value="0.155388471177945">
            <text:p>0.1553884712</text:p>
          </table:table-cell>
          <table:table-cell table:formula="of:=[.H8]/1593" office:value-type="float" office:value="0.0847457627118644">
            <text:p>0.0847457627</text:p>
          </table:table-cell>
          <table:table-cell table:formula="of:=[.I8]/399" office:value-type="float" office:value="0.165413533834586">
            <text:p>0.1654135338</text:p>
          </table:table-cell>
          <table:table-cell table:formula="of:=[.J8]/1593" office:value-type="float" office:value="0.141870684243566">
            <text:p>0.1418706842</text:p>
          </table:table-cell>
          <table:table-cell table:formula="of:=[.K8]/399" office:value-type="float" office:value="0.25062656641604">
            <text:p>0.2506265664</text:p>
          </table:table-cell>
          <table:table-cell/>
        </table:table-row>
        <table:table-row table:style-name="ro1">
          <table:table-cell table:number-columns-repeated="6"/>
          <table:table-cell table:formula="of:=[.G10]-[.G14]" office:value-type="float" office:value="0.0350877192982456">
            <text:p>0.0350877193</text:p>
          </table:table-cell>
          <table:table-cell table:number-columns-repeated="5"/>
        </table:table-row>
      </table:table>
      <table:table table:name="Sheet3" table:style-name="ta1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5">04/05/2012</text:date>, <text:time>01:27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 Panzer</meta:initial-creator>
    <meta:creation-date>2012-04-05T00:15:38</meta:creation-date>
    <dc:date>2012-04-05T01:27:30</dc:date>
    <dc:creator>Sam Panzer</dc:creator>
    <meta:editing-duration>PT55M2S</meta:editing-duration>
    <meta:editing-cycles>5</meta:editing-cycles>
    <meta:generator>LibreOffice/3.4$Unix LibreOffice_project/340m1$Build-402</meta:generator>
    <meta:document-statistic meta:table-count="3" meta:cell-count="393" meta:object-count="0"/>
  </office:meta>
</office:document-meta>
</file>